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row>
              <mfrac>
                <mrow>
                  <mo stretchy="false">π</mo>
                  <mi>h</mi>
                </mrow>
                <mn>3</mn>
              </mfrac>
              <mo stretchy="false">⋅</mo>
              <mrow>
                <mo stretchy="false">(</mo>
                <mrow>
                  <msup>
                    <mi>R</mi>
                    <mn>2</mn>
                  </msup>
                  <mrow>
                    <mi/>
                    <mo stretchy="false">+</mo>
                    <mi/>
                  </mrow>
                  <mi mathvariant="italic">Rr</mi>
                  <mrow>
                    <mi/>
                    <mo stretchy="false">+</mo>
                    <mi/>
                  </mrow>
                  <msup>
                    <mi>r</mi>
                    <mn>2</mn>
                  </msup>
                </mrow>
                <mo stretchy="false">)</mo>
              </mrow>
            </mrow>
          </mrow>
        </mtd>
      </mtr>
      <mtr>
        <mtd>
          <mrow>
            <mi mathvariant="italic">Mantelarean</mi>
            <mrow>
              <mi/>
              <mo stretchy="false">=</mo>
              <mi/>
            </mrow>
            <mo stretchy="false">π</mo>
            <mi>s</mi>
            <mrow>
              <mo stretchy="false">(</mo>
              <mrow>
                <mi>R</mi>
                <mrow>
                  <mi/>
                  <mo stretchy="false">+</mo>
                  <mi/>
                </mrow>
                <mi>r</mi>
              </mrow>
              <mo stretchy="false">)</mo>
            </mrow>
          </mrow>
        </mtd>
      </mtr>
    </mtable>
    <annotation encoding="StarMath 5.0">Volym ~=~ {%pi h} over {3} cdot (R^2 `+` Rr `+` r^2) 
newline
Mantelarean ~=~ %pi s(R `+` r)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